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5cm" svg:stroke-color="#c0c0c0" draw:fill="none" draw:fill-color="#ffffff" fo:padding-top="-0.025cm" fo:padding-bottom="-0.025cm" fo:padding-left="-0.025cm" fo:padding-right="-0.02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-5cm"/>
          <draw:glue-point draw:id="6" svg:x="5cm" svg:y="-5cm"/>
          <draw:glue-point draw:id="7" svg:x="-5cm" svg:y="0cm"/>
          <draw:glue-point draw:id="8" svg:x="5cm" svg:y="0cm"/>
          <draw:glue-point draw:id="9" svg:x="-5cm" svg:y="5cm"/>
          <draw:glue-point draw:id="10" svg:x="0cm" svg:y="5cm"/>
          <draw:glue-point draw:id="11" svg:x="5cm" svg:y="5cm"/>
          <draw:glue-point draw:id="12" svg:x="0cm" svg:y="0cm"/>
          <draw:rect draw:style-name="gr1" draw:layer="layout" svg:width="2cm" svg:height="2cm" svg:x="0cm" svg:y="0cm">
            <text:p/>
          </draw:rect>
          <draw:line draw:style-name="gr2" draw:layer="layout" svg:x1="1cm" svg:y1="0.2cm" svg:x2="1cm" svg:y2="1.8cm">
            <text:p/>
          </draw:line>
          <draw:line draw:style-name="gr2" draw:layer="layout" svg:x1="0.2cm" svg:y1="1cm" svg:x2="1.8cm" svg:y2="1cm">
            <text:p/>
          </draw:line>
          <draw:path draw:style-name="gr1" draw:layer="layout" svg:width="1.6cm" svg:height="1.6cm" svg:x="0.2cm" svg:y="0.2cm" svg:viewBox="0 0 1601 1601" svg:d="m0 1601c1200 0 400-1601 1601-160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sigmoid</dc:title>
    <meta:creation-date>2011-02-07T17:10:32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